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65.94pt"/>
    </style:style>
    <style:style style:name="co7" style:family="table-column">
      <style:table-column-properties fo:break-before="auto" style:column-width="349.91pt"/>
    </style:style>
    <style:style style:name="co8" style:family="table-column">
      <style:table-column-properties fo:break-before="auto" style:column-width="288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name-asian="PingFang SC" style:font-size-asian="10pt" style:font-weight-asian="normal" style:font-name-complex="Arial" style:font-size-complex="10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name-asian="PingFang SC" style:font-size-asian="10pt" style:font-name-complex="Arial" style:font-size-complex="1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ff" style:font-name="Arial" fo:font-size="10pt" style:text-underline-style="solid" style:text-underline-width="auto" style:text-underline-color="font-color" style:font-name-asian="PingFang SC" style:font-size-asian="10pt" style:font-name-complex="Arial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LM-4260-breakout-v1_0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5"/>
        <table:table-column table:style-name="co4" table:default-cell-style-name="ce5"/>
        <table:table-column table:style-name="co9" table:number-columns-repeated="55" table:default-cell-style-name="ce5"/>
        <table:table-row table:style-name="ro1">
          <table:table-cell table:style-name="ce3" office:value-type="string" calcext:value-type="string">
            <text:p>Name:</text:p>
          </table:table-cell>
          <table:table-cell table:style-name="ce10" office:value-type="string" calcext:value-type="string">
            <text:p>TLM01-4260-breakout-v1.0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11" office:value-type="string" calcext:value-type="string">
            <text:p>11/9/2019 7:39:27 PM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3" office:value-type="string" calcext:value-type="string">
            <text:p>Tool:</text:p>
          </table:table-cell>
          <table:table-cell table:style-name="ce3" office:value-type="string" calcext:value-type="string">
            <text:p>Eeschema (5.1.4)-1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4" office:value-type="string" calcext:value-type="string">
            <text:p>Total Component Count:</text:p>
          </table:table-cell>
          <table:table-cell table:style-name="ce20" table:formula="of:=SUM([.B8:.B43])" office:value-type="float" office:value="49" calcext:value-type="float">
            <text:p>49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4" office:value-type="string" calcext:value-type="string">
            <text:p>Unique Component Count:</text:p>
          </table:table-cell>
          <table:table-cell table:style-name="ce20" table:formula="of:=COUNT([.B8:.B43])" office:value-type="float" office:value="36" calcext:value-type="float">
            <text:p>36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MPN</text:p>
          </table:table-cell>
          <table:table-cell table:style-name="ce6" office:value-type="string" calcext:value-type="string">
            <text:p>Alternate 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~</text:p>
          </table:table-cell>
          <table:table-cell table:style-name="ce6" table:number-columns-repeated="55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1, C2, C3</text:p>
          </table:table-cell>
          <table:table-cell table:style-name="ce25" office:value-type="string" calcext:value-type="string">
            <text:p>CL10A106MO8NQNC</text:p>
          </table:table-cell>
          <table:table-cell table:style-name="ce25"/>
          <table:table-cell table:style-name="ce25" office:value-type="string" calcext:value-type="string">
            <text:p>10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SAMSUNG_CL10A106MO8NQNC_10uF-106-20-16V_C92487.html" xlink:type="simple">https://lcsc.com/product-detail/Multilayer-Ceramic-Capacitors-MLCC-SMD-SMT_SAMSUNG_CL10A106MO8NQNC_10uF-106-20-16V_C9248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4, C9</text:p>
          </table:table-cell>
          <table:table-cell table:style-name="ce25" office:value-type="string" calcext:value-type="string">
            <text:p>CC0603KRX7R9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100nF-104-10-50V_C14663.html" xlink:type="simple">https://lcsc.com/product-detail/Multilayer-Ceramic-Capacitors-MLCC-SMD-SMT_100nF-104-10-50V_C1466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5</text:p>
          </table:table-cell>
          <table:table-cell table:style-name="ce25" office:value-type="string" calcext:value-type="string">
            <text:p>GJM1555C1H470JB01D</text:p>
          </table:table-cell>
          <table:table-cell table:style-name="ce25"/>
          <table:table-cell table:style-name="ce25" office:value-type="string" calcext:value-type="string">
            <text:p>47p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36" office:value-type="string" calcext:value-type="string">
            <text:p><text:a xlink:href="https://lcsc.com/product-detail/Multilayer-Ceramic-Capacitors-MLCC-SMD-SMT_MuRata_GJM1555C1H470JB01D_47pF-470-5-50V_C161322.html" xlink:type="simple">https://lcsc.com/product-detail/Multilayer-Ceramic-Capacitors-MLCC-SMD-SMT_MuRata_GJM1555C1H470JB01D_47pF-470-5-50V_C16132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6, C7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Capacitor_SMD:C_0402_1005Metric</text:p>
          </table:table-cell>
          <table:table-cell table:style-name="ce19"/>
          <table:table-cell table:style-name="ce9" office:value-type="string" calcext:value-type="string">
            <text:p>~</text:p>
          </table:table-cell>
          <table:table-cell table:style-name="ce19" table:number-columns-repeated="55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8, C12</text:p>
          </table:table-cell>
          <table:table-cell table:style-name="ce25" office:value-type="string" calcext:value-type="string">
            <text:p>CC0603KRX7R9BB103</text:p>
          </table:table-cell>
          <table:table-cell table:style-name="ce25"/>
          <table:table-cell table:style-name="ce25" office:value-type="string" calcext:value-type="string">
            <text:p>1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10nF-103-10-50V_C100042.html" xlink:type="simple">https://lcsc.com/product-detail/Multilayer-Ceramic-Capacitors-MLCC-SMD-SMT_10nF-103-10-50V_C10004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10</text:p>
          </table:table-cell>
          <table:table-cell table:style-name="ce25" office:value-type="string" calcext:value-type="string">
            <text:p>CC0603KRX7R8BB105</text:p>
          </table:table-cell>
          <table:table-cell table:style-name="ce25"/>
          <table:table-cell table:style-name="ce25" office:value-type="string" calcext:value-type="string">
            <text:p>1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Others_YAGEO-CC0603KRX7R8BB105_C106858.html" xlink:type="simple">https://lcsc.com/product-detail/Others_YAGEO-CC0603KRX7R8BB105_C106858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11, C13</text:p>
          </table:table-cell>
          <table:table-cell table:style-name="ce25" office:value-type="string" calcext:value-type="string">
            <text:p>CC0402MRY5V8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36" office:value-type="string" calcext:value-type="string">
            <text:p><text:a xlink:href="https://lcsc.com/product-detail/Others_YAGEO-CC0402MRY5V8BB104_C327271.html" xlink:type="simple">https://lcsc.com/product-detail/Others_YAGEO-CC0402MRY5V8BB104_C3272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MBR0520</text:p>
          </table:table-cell>
          <table:table-cell table:style-name="ce25"/>
          <table:table-cell table:style-name="ce25" office:value-type="string" calcext:value-type="string">
            <text:p>MBR0520</text:p>
          </table:table-cell>
          <table:table-cell table:style-name="ce25" office:value-type="string" calcext:value-type="string">
            <text:p>Diode_SMD:D_SOD-123</text:p>
          </table:table-cell>
          <table:table-cell table:style-name="ce35" office:value-type="string" calcext:value-type="string">
            <text:p><text:a xlink:href="https://lcsc.com/product-detail/Schottky-Barrier-Diodes-SBD_Changjiang-Electronics-Tech-CJ-MBR0520_C77335.html" xlink:type="simple">https://lcsc.com/product-detail/Schottky-Barrier-Diodes-SBD_Changjiang-Electronics-Tech-CJ-MBR0520_C7733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2</text:p>
          </table:table-cell>
          <table:table-cell table:style-name="ce32" office:value-type="string" calcext:value-type="string">
            <text:p>19-217/S2C-AL1M2VY/3T</text:p>
          </table:table-cell>
          <table:table-cell table:style-name="ce32"/>
          <table:table-cell table:style-name="ce25" office:value-type="string" calcext:value-type="string">
            <text:p>CH_ORANG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35" office:value-type="string" calcext:value-type="string">
            <text:p><text:a xlink:href="https://lcsc.com/product-detail/Others_Everlight-Elec-19-217-S2C-AL1M2VY-3T_C264477.html" xlink:type="simple">https://lcsc.com/product-detail/Others_Everlight-Elec-19-217-S2C-AL1M2VY-3T_C26447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PGB1010402KR</text:p>
          </table:table-cell>
          <table:table-cell table:style-name="ce25"/>
          <table:table-cell table:style-name="ce25" office:value-type="string" calcext:value-type="string">
            <text:p>PGB1010402</text:p>
          </table:table-cell>
          <table:table-cell table:style-name="ce25" office:value-type="string" calcext:value-type="string">
            <text:p>Inductor_SMD:L_0402_1005Metric</text:p>
          </table:table-cell>
          <table:table-cell table:style-name="ce36" office:value-type="string" calcext:value-type="string">
            <text:p><text:a xlink:href="https://lcsc.com/product-detail/Diodes-ESD_Littelfuse-PGB1010402KR_C10676.html" xlink:type="simple">https://lcsc.com/product-detail/Diodes-ESD_Littelfuse-PGB1010402KR_C10676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4</text:p>
          </table:table-cell>
          <table:table-cell table:style-name="ce32" office:value-type="string" calcext:value-type="string">
            <text:p>FC-DA1608BK-470H10</text:p>
          </table:table-cell>
          <table:table-cell table:style-name="ce32"/>
          <table:table-cell table:style-name="ce25" office:value-type="string" calcext:value-type="string">
            <text:p>PWR_BLU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35" office:value-type="string" calcext:value-type="string">
            <text:p><text:a xlink:href="https://lcsc.com/product-detail/Light-Emitting-Diodes-LED_Blue-light-SMDLED-80-100mcdatIF-10mA_C84266.html" xlink:type="simple">https://lcsc.com/product-detail/Light-Emitting-Diodes-LED_Blue-light-SMDLED-80-100mcdatIF-10mA_C84266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FM-B2020RGBA-HG</text:p>
          </table:table-cell>
          <table:table-cell table:style-name="ce25"/>
          <table:table-cell table:style-name="ce25" office:value-type="string" calcext:value-type="string">
            <text:p>RGB LED 2020</text:p>
          </table:table-cell>
          <table:table-cell table:style-name="ce25" office:value-type="string" calcext:value-type="string">
            <text:p>LED_SMD:LED_Cree-PLCC4_2x2mm_CW</text:p>
          </table:table-cell>
          <table:table-cell table:style-name="ce36" office:value-type="string" calcext:value-type="string">
            <text:p><text:a xlink:href="https://lcsc.com/product-detail/Light-Emitting-Diodes-LED_Foshan-NationStar-Optoelectronics-FM-B2020RGBA-HG_C108793.html" xlink:type="simple">https://lcsc.com/product-detail/Light-Emitting-Diodes-LED_Foshan-NationStar-Optoelectronics-FM-B2020RGBA-HG_C108793.html</text:a></text:p>
            <text:p/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1</text:p>
          </table:table-cell>
          <table:table-cell table:style-name="ce25" office:value-type="string" calcext:value-type="string">
            <text:p>0805L110SLYR</text:p>
          </table:table-cell>
          <table:table-cell table:style-name="ce25"/>
          <table:table-cell table:style-name="ce25" office:value-type="string" calcext:value-type="string">
            <text:p>1A</text:p>
          </table:table-cell>
          <table:table-cell table:style-name="ce25" office:value-type="string" calcext:value-type="string">
            <text:p>Fuse:Fuse_0805_2012Metric</text:p>
          </table:table-cell>
          <table:table-cell table:style-name="ce35" office:value-type="string" calcext:value-type="string">
            <text:p><text:a xlink:href="https://lcsc.com/product-detail/Surface-Mount-Fuses_Littelfuse_0805L110SLYR_Littelfuse-0805L110SLYR_C207024.html" xlink:type="simple">https://lcsc.com/product-detail/Surface-Mount-Fuses_Littelfuse_0805L110SLYR_Littelfuse-0805L110SLYR_C20702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B1</text:p>
          </table:table-cell>
          <table:table-cell table:style-name="ce25" office:value-type="string" calcext:value-type="string">
            <text:p>BLM18HE152SN1D</text:p>
          </table:table-cell>
          <table:table-cell table:style-name="ce25"/>
          <table:table-cell table:style-name="ce25" office:value-type="string" calcext:value-type="string">
            <text:p>BLM18HE152SN1D</text:p>
          </table:table-cell>
          <table:table-cell table:style-name="ce25" office:value-type="string" calcext:value-type="string">
            <text:p>Inductor_SMD:L_0603_1608Metric</text:p>
          </table:table-cell>
          <table:table-cell table:style-name="ce35" office:value-type="string" calcext:value-type="string">
            <text:p><text:a xlink:href="https://lcsc.com/product-detail/Ferrite-Beads-And-Chips_muRata_BLM18HE152SN1D_1-5KR-25-at100MHz_C82155.html" xlink:type="simple">https://lcsc.com/product-detail/Ferrite-Beads-And-Chips_muRata_BLM18HE152SN1D_1-5KR-25-at100MHz_C8215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U.FL-R-SMT-1(80)</text:p>
          </table:table-cell>
          <table:table-cell table:style-name="ce25"/>
          <table:table-cell table:style-name="ce25" office:value-type="string" calcext:value-type="string">
            <text:p>U.FL-R-SMT-1</text:p>
          </table:table-cell>
          <table:table-cell table:style-name="ce25" office:value-type="string" calcext:value-type="string">
            <text:p>Connector_Coaxial:U.FL_Hirose_U.FL-R-SMT-1_Vertical</text:p>
          </table:table-cell>
          <table:table-cell table:style-name="ce35" office:value-type="string" calcext:value-type="string">
            <text:p><text:a xlink:href="https://lcsc.com/product-detail/_Hirose_U-FL-R-SMT-1-80_Hirose-HRS-U-FL-R-SMT-1-80_C88374.html" xlink:type="simple">https://lcsc.com/product-detail/_Hirose_U-FL-R-SMT-1-80_Hirose-HRS-U-FL-R-SMT-1-80_C8837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SMA-J-P-H-ST-EM1 </text:p>
          </table:table-cell>
          <table:table-cell table:style-name="ce25"/>
          <table:table-cell table:style-name="ce25" office:value-type="string" calcext:value-type="string">
            <text:p>SMA-Edge-Mount</text:p>
          </table:table-cell>
          <table:table-cell table:style-name="ce25" office:value-type="string" calcext:value-type="string">
            <text:p>tinylora_v1:SMA_J_P_X_ST_EM1_EdgeMount</text:p>
          </table:table-cell>
          <table:table-cell table:style-name="ce38" office:value-type="string" calcext:value-type="string">
            <text:p><text:a xlink:href="https://www.ebay.com/itm/293146230861" xlink:type="simple">https://www.ebay.com/itm/293146230861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TYPE-C-31-M-12</text:p>
          </table:table-cell>
          <table:table-cell table:style-name="ce25"/>
          <table:table-cell table:style-name="ce25" office:value-type="string" calcext:value-type="string">
            <text:p>USB_C_Receptacle_USB2.0</text:p>
          </table:table-cell>
          <table:table-cell table:style-name="ce25" office:value-type="string" calcext:value-type="string">
            <text:p>Connector_USB:USB_C_Receptacle_Palconn_UTC16-G</text:p>
          </table:table-cell>
          <table:table-cell table:style-name="ce36" office:value-type="string" calcext:value-type="string">
            <text:p><text:a xlink:href="https://lcsc.com/product-detail/USB-Connectors_Korean-Hroparts-Elec-TYPE-C-31-M-12_C165948.html" xlink:type="simple">https://lcsc.com/product-detail/USB-Connectors_Korean-Hroparts-Elec-TYPE-C-31-M-12_C165948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4</text:p>
          </table:table-cell>
          <table:table-cell table:style-name="ce25" office:value-type="string" calcext:value-type="string">
            <text:p>S2B-PH-SM4-TB(LF)(SN)</text:p>
          </table:table-cell>
          <table:table-cell table:style-name="ce25"/>
          <table:table-cell table:style-name="ce25" office:value-type="string" calcext:value-type="string">
            <text:p>JST_PH</text:p>
          </table:table-cell>
          <table:table-cell table:style-name="ce25" office:value-type="string" calcext:value-type="string">
            <text:p>Connector_JST:JST_PH_S2B-PH-SM4-TB_1x02-1MP_P2.00mm_Horizontal</text:p>
          </table:table-cell>
          <table:table-cell table:style-name="ce39" office:value-type="string" calcext:value-type="string">
            <text:p><text:span text:style-name="T1"><text:a xlink:href="https://www.aliexpress.com/item/32513477927.html?spm=a2g0o.cart.0.0.696d3c00JbldTX" xlink:type="simple">https://www.aliexpress.com/item/32513477927.html?spm=a2g0o.cart.0.0.696d3c00JbldTX</text:a></text:span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5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SH-105-01-F-DV-K </text:p>
          </table:table-cell>
          <table:table-cell table:style-name="ce33" office:value-type="string" calcext:value-type="string">
            <text:p>Male PCB Header Dual row</text:p>
          </table:table-cell>
          <table:table-cell table:style-name="ce25" office:value-type="string" calcext:value-type="string">
            <text:p>Connector_PinHeader_1.27mm:PinHeader_2x05_P1.27mm_Vertical_SMD</text:p>
          </table:table-cell>
          <table:table-cell table:style-name="ce38" office:value-type="string" calcext:value-type="string">
            <text:p><text:a xlink:href="https://www.aliexpress.com/item/-/33030461496.html?spm=a2g0o.cart.0.0.24153c00ZQAOxm" xlink:type="simple">https://www.aliexpress.com/item/-/33030461496.html?spm=a2g0o.cart.0.0.24153c00ZQAOxm</text:a></text:p>
          </table:table-cell>
          <table:table-cell table:style-name="ce34" office:value-type="string" calcext:value-type="string">
            <text:p><text:a xlink:href="https://www.digikey.com/product-detail/en/samtec-inc/FTSH-105-01-F-DV-K-TR/SAM13160CT-ND/8827915" xlink:type="simple">https://www.digikey.com/product-detail/en/samtec-inc/FTSH-105-01-F-DV-K-TR/SAM13160CT-ND/8827915</text:a>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Q1</text:p>
          </table:table-cell>
          <table:table-cell table:style-name="ce25" office:value-type="string" calcext:value-type="string">
            <text:p>SI2323DS-T1-E3</text:p>
          </table:table-cell>
          <table:table-cell table:style-name="ce25"/>
          <table:table-cell table:style-name="ce25" office:value-type="string" calcext:value-type="string">
            <text:p>SI2323DS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36" office:value-type="string" calcext:value-type="string">
            <text:p><text:a xlink:href="https://lcsc.com/product-detail/MOSFET_Vishay-Intertech-SI2323DS-T1-E3_C141511.html" xlink:type="simple">https://lcsc.com/product-detail/MOSFET_Vishay-Intertech-SI2323DS-T1-E3_C14151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Resistor_SMD:R_0402_1005Metric</text:p>
          </table:table-cell>
          <table:table-cell table:style-name="ce19"/>
          <table:table-cell table:style-name="ce9" office:value-type="string" calcext:value-type="string">
            <text:p>~</text:p>
          </table:table-cell>
          <table:table-cell table:style-name="ce19" table:number-columns-repeated="55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2</text:p>
          </table:table-cell>
          <table:table-cell table:style-name="ce33" office:value-type="string" calcext:value-type="string">
            <text:p>RC0402JR-070RL</text:p>
          </table:table-cell>
          <table:table-cell table:style-name="ce25"/>
          <table:table-cell table:style-name="ce25" office:value-type="string" calcext:value-type="string">
            <text:p>0R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0R-0R-5_C60485.html" xlink:type="simple">https://lcsc.com/product-detail/Chip-Resistor-Surface-Mount_0R-0R-5_C6048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3, R5</text:p>
          </table:table-cell>
          <table:table-cell table:style-name="ce33" office:value-type="string" calcext:value-type="string">
            <text:p>RC0402JR-07100KL</text:p>
          </table:table-cell>
          <table:table-cell table:style-name="ce25"/>
          <table:table-cell table:style-name="ce25" office:value-type="string" calcext:value-type="string">
            <text:p>10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100KR-104-5_C106234.html" xlink:type="simple">https://lcsc.com/product-detail/Chip-Resistor-Surface-Mount_100KR-104-5_C10623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4, R7, R9, R10, R11</text:p>
          </table:table-cell>
          <table:table-cell table:style-name="ce33" office:value-type="string" calcext:value-type="string">
            <text:p>RC0402FR-071K5L</text:p>
          </table:table-cell>
          <table:table-cell table:style-name="ce25"/>
          <table:table-cell table:style-name="ce25" office:value-type="string" calcext:value-type="string">
            <text:p>1K5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1-5KR-1501-1_C114759.html" xlink:type="simple">https://lcsc.com/product-detail/Chip-Resistor-Surface-Mount_1-5KR-1501-1_C114759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6, R13, R14</text:p>
          </table:table-cell>
          <table:table-cell table:style-name="ce33" office:value-type="string" calcext:value-type="string">
            <text:p>RC0402FR-074K7L</text:p>
          </table:table-cell>
          <table:table-cell table:style-name="ce25"/>
          <table:table-cell table:style-name="ce25" office:value-type="string" calcext:value-type="string">
            <text:p>4K7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4-7KR-4701-1_C105871.html" xlink:type="simple">https://lcsc.com/product-detail/Chip-Resistor-Surface-Mount_4-7KR-4701-1_C1058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8, R17</text:p>
          </table:table-cell>
          <table:table-cell table:style-name="ce25" office:value-type="string" calcext:value-type="string">
            <text:p>RC0402FR-0710KL</text:p>
          </table:table-cell>
          <table:table-cell table:style-name="ce25"/>
          <table:table-cell table:style-name="ce25" office:value-type="string" calcext:value-type="string">
            <text:p>1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6" office:value-type="string" calcext:value-type="string">
            <text:p><text:a xlink:href="https://lcsc.com/product-detail/Chip-Resistor-Surface-Mount_YAGEO-RC0402FR-0710KL_C60490.html" xlink:type="simple">https://lcsc.com/product-detail/Chip-Resistor-Surface-Mount_YAGEO-RC0402FR-0710KL_C60490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12, R15</text:p>
          </table:table-cell>
          <table:table-cell table:style-name="ce33" office:value-type="string" calcext:value-type="string">
            <text:p>0402WGF1004TCE</text:p>
          </table:table-cell>
          <table:table-cell table:style-name="ce25"/>
          <table:table-cell table:style-name="ce25" office:value-type="string" calcext:value-type="string">
            <text:p>1M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Uniroyal-Elec-0402WGF1004TCE_C26083.html" xlink:type="simple">https://lcsc.com/product-detail/Chip-Resistor-Surface-Mount_Uniroyal-Elec-0402WGF1004TCE_C2608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16</text:p>
          </table:table-cell>
          <table:table-cell table:style-name="ce33" office:value-type="string" calcext:value-type="string">
            <text:p>RC0402JR-073M6L</text:p>
          </table:table-cell>
          <table:table-cell table:style-name="ce25"/>
          <table:table-cell table:style-name="ce25" office:value-type="string" calcext:value-type="string">
            <text:p>3M6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3-6MR-365-5_C137871.html" xlink:type="simple">https://lcsc.com/product-detail/Chip-Resistor-Surface-Mount_3-6MR-365-5_C1378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W1, SW2</text:p>
          </table:table-cell>
          <table:table-cell table:style-name="ce25" office:value-type="string" calcext:value-type="string">
            <text:p>SKRPACE010</text:p>
          </table:table-cell>
          <table:table-cell table:style-name="ce25"/>
          <table:table-cell table:style-name="ce25" office:value-type="string" calcext:value-type="string">
            <text:p>USR_BTN, RESET</text:p>
          </table:table-cell>
          <table:table-cell table:style-name="ce25" office:value-type="string" calcext:value-type="string">
            <text:p>switch-footprints:SW_Push_SKRPACE010</text:p>
          </table:table-cell>
          <table:table-cell table:style-name="ce35" office:value-type="string" calcext:value-type="string">
            <text:p><text:a xlink:href="https://lcsc.com/product-detail/Tactile-Switches_ALPS_SKRPACE010_SKRPACE010_C139797.html" xlink:type="simple">https://lcsc.com/product-detail/Tactile-Switches_ALPS_SKRPACE010_SKRPACE010_C13979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1</text:p>
          </table:table-cell>
          <table:table-cell table:style-name="ce25" office:value-type="string" calcext:value-type="string">
            <text:p>MCP73831-2-OT</text:p>
          </table:table-cell>
          <table:table-cell table:style-name="ce25"/>
          <table:table-cell table:style-name="ce25" office:value-type="string" calcext:value-type="string">
            <text:p>LiPo battery charger IC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36" office:value-type="string" calcext:value-type="string">
            <text:p><text:a xlink:href="https://lcsc.com/product-detail/PMIC-Battery-Management_Microchip-Tech-MCP73831T-2ACI-OT_C424093.html" xlink:type="simple">https://lcsc.com/product-detail/PMIC-Battery-Management_Microchip-Tech-MCP73831T-2ACI-OT_C42409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2</text:p>
          </table:table-cell>
          <table:table-cell table:style-name="ce25" office:value-type="string" calcext:value-type="string">
            <text:p>ME6215C33</text:p>
          </table:table-cell>
          <table:table-cell table:style-name="ce25" office:value-type="string" calcext:value-type="string">
            <text:p>S-1313C33</text:p>
          </table:table-cell>
          <table:table-cell table:style-name="ce25" office:value-type="string" calcext:value-type="string">
            <text:p>+3.3V LDO Regulator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35" office:value-type="string" calcext:value-type="string">
            <text:p><text:a xlink:href="https://lcsc.com/product-detail/Low-Dropout-Regulators-LDO_ME6215C33M5G_C84119.html" xlink:type="simple">https://lcsc.com/product-detail/Low-Dropout-Regulators-LDO_ME6215C33M5G_C84119.html</text:a></text:p>
          </table:table-cell>
          <table:table-cell table:style-name="ce34" office:value-type="string" calcext:value-type="string">
            <text:p><text:a xlink:href="https://www.mouser.de/ProductDetail/ABLIC/S-1313C33-M5T1U3?qs=QrGA9tEX17PwWIi0dGVUlw" xlink:type="simple">https://www.mouser.de/ProductDetail/ABLIC/S-1313C33-M5T1U3?qs=QrGA9tEX17PwWIi0dGVUlw</text:a>==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3</text:p>
          </table:table-cell>
          <table:table-cell table:style-name="ce25" office:value-type="string" calcext:value-type="string">
            <text:p>MAX809STRG</text:p>
          </table:table-cell>
          <table:table-cell table:style-name="ce33" office:value-type="string" calcext:value-type="string">
            <text:p>TPS3839K33DBZR</text:p>
          </table:table-cell>
          <table:table-cell table:style-name="ce25" office:value-type="string" calcext:value-type="string">
            <text:p>3V Voltage Supervisor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40" office:value-type="string" calcext:value-type="string">
            <text:p><text:a xlink:href="https://lcsc.com/product-detail/Microprocessor-Microcontroller-Supervisors_ON-Semicon_MAX809STRG_ON-Semicon-ON-MAX809STRG_C9965.html" xlink:type="simple">https://lcsc.com/product-detail/Microprocessor-Microcontroller-Supervisors_ON-Semicon_MAX809STRG_ON-Semicon-ON-MAX809STRG_C9965.html</text:a></text:p>
          </table:table-cell>
          <table:table-cell table:style-name="ce35" office:value-type="string" calcext:value-type="string">
            <text:p><text:a xlink:href="https://lcsc.com/product-detail/PMIC-Supervisors_TI_TPS3839K33DBZR_TPS3839K33DBZR_C96333.html" xlink:type="simple">https://lcsc.com/product-detail/PMIC-Supervisors_TI_TPS3839K33DBZR_TPS3839K33DBZR_C96333.html</text:a>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4</text:p>
          </table:table-cell>
          <table:table-cell table:style-name="ce25" office:value-type="string" calcext:value-type="string">
            <text:p>RAK4260</text:p>
          </table:table-cell>
          <table:table-cell table:style-name="ce25"/>
          <table:table-cell table:style-name="ce25" office:value-type="string" calcext:value-type="string">
            <text:p>RAK4260</text:p>
          </table:table-cell>
          <table:table-cell table:style-name="ce25" office:value-type="string" calcext:value-type="string">
            <text:p>rak4260:RAK4260-footprint_w_solder_paste</text:p>
          </table:table-cell>
          <table:table-cell table:style-name="ce36" office:value-type="string" calcext:value-type="string">
            <text:p><text:a xlink:href="https://store.rakwireless.com/products/rak4260-lora-module" xlink:type="simple">https://store.rakwireless.com/products/rak4260-lora-module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5</text:p>
          </table:table-cell>
          <table:table-cell table:style-name="ce25" office:value-type="string" calcext:value-type="string">
            <text:p>NUP2202W1T2G</text:p>
          </table:table-cell>
          <table:table-cell table:style-name="ce25"/>
          <table:table-cell table:style-name="ce25" office:value-type="string" calcext:value-type="string">
            <text:p>NUP2202</text:p>
          </table:table-cell>
          <table:table-cell table:style-name="ce25" office:value-type="string" calcext:value-type="string">
            <text:p>Package_TO_SOT_SMD:SOT-363_SC-70-6</text:p>
          </table:table-cell>
          <table:table-cell table:style-name="ce35" office:value-type="string" calcext:value-type="string">
            <text:p><text:a xlink:href="https://lcsc.com/product-detail/TVS_ON-Semicon_NUP2202W1T2G_ON-Semicon-ON-NUP2202W1T2G_C89322.html" xlink:type="simple">https://lcsc.com/product-detail/TVS_ON-Semicon_NUP2202W1T2G_ON-Semicon-ON-NUP2202W1T2G_C8932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7</text:p>
          </table:table-cell>
          <table:table-cell table:style-name="ce34" office:value-type="string" calcext:value-type="string">
            <text:p>ATECC608A-TNGLORAS-B</text:p>
          </table:table-cell>
          <table:table-cell table:style-name="ce25"/>
          <table:table-cell table:style-name="ce25" office:value-type="string" calcext:value-type="string">
            <text:p>TTN Secure Element</text:p>
          </table:table-cell>
          <table:table-cell table:style-name="ce25" office:value-type="string" calcext:value-type="string">
            <text:p>Package_SO:SOIC-8_3.9x4.9mm_P1.27mm</text:p>
          </table:table-cell>
          <table:table-cell table:style-name="ce36" office:value-type="string" calcext:value-type="string">
            <text:p><text:a xlink:href="https://www.microchipdirect.com/product/ATECC608A-TNGLORA" xlink:type="simple">https://www.microchipdirect.com/product/ATECC608A-TNGLORA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string" calcext:value-type="string">
            <text:p>W25Q16JVSS</text:p>
          </table:table-cell>
          <table:table-cell table:style-name="ce25"/>
          <table:table-cell table:style-name="ce25" office:value-type="string" calcext:value-type="string">
            <text:p>2MB Flash Memory</text:p>
          </table:table-cell>
          <table:table-cell table:style-name="ce25" office:value-type="string" calcext:value-type="string">
            <text:p>Package_SO:SOIC-8_5.23x5.23mm_P1.27mm</text:p>
          </table:table-cell>
          <table:table-cell table:style-name="ce36" office:value-type="string" calcext:value-type="string">
            <text:p><text:a xlink:href="https://lcsc.com/product-detail/FLASH_Winbond-Elec-W25Q16JVSSIQ_C82317.html" xlink:type="simple">https://lcsc.com/product-detail/FLASH_Winbond-Elec-W25Q16JVSSIQ_C8231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21:23:33.4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14T21:23:57.955000000</dc:date>
    <meta:editing-duration>PT53M8S</meta:editing-duration>
    <meta:editing-cycles>24</meta:editing-cycles>
    <meta:generator>LibreOffice/6.3.2.2$Windows_X86_64 LibreOffice_project/98b30e735bda24bc04ab42594c85f7fd8be07b9c</meta:generator>
    <meta:document-statistic meta:table-count="1" meta:cell-count="309" meta:object-count="0"/>
  </office:meta>
</office:document-meta>
</file>